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C7000001F5ADC57102.png"/>
  <manifest:file-entry manifest:media-type="image/png" manifest:full-path="Pictures/100000000000028C0000015F231661C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outline1">
      <style:graphic-properties fo:min-height="13.859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8.811cm" svg:height="13.255cm" svg:x="0.4cm" svg:y="0.6cm">
          <draw:image xlink:href="Pictures/10000000000002C7000001F5ADC571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draw:frame draw:style-name="gr1" draw:text-style-name="P1" draw:layer="layout" svg:width="17.25cm" svg:height="9.286cm" svg:x="5.529cm" svg:y="5.898cm">
          <draw:image xlink:href="Pictures/100000000000028C0000015F231661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n-Philipp Kolb</meta:initial-creator>
    <meta:creation-date>2021-06-28T19:47:59.63</meta:creation-date>
    <meta:editing-duration>P6DT16M9S</meta:editing-duration>
    <meta:editing-cycles>3</meta:editing-cycles>
    <dc:date>2021-07-04T19:57:12.06</dc:date>
    <dc:creator>Jan-Philipp Kolb</dc:creator>
    <meta:generator>OpenOffice/4.1.7$Win32 OpenOffice.org_project/417m1$Build-9800</meta:generator>
    <meta:document-statistic meta:object-count="33"/>
  </office:meta>
</office:document-meta>
</file>